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f3d69"/>
    </style:style>
    <style:style style:name="T1" style:family="text">
      <style:text-properties fo:font-weight="bold" officeooo:rsid="00049fb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LINK DO GITHUB: </text:span><text:a xlink:type="simple" xlink:href="https://github.com/CaduConrado/SO/tree/main/atividades/mudanca_estado" text:style-name="Internet_20_link" text:visited-style-name="Visited_20_Internet_20_Link"><text:span text:style-name="T1">SO/atividades/mudanca_estado at main · CaduConrado/SO (github.com)</text:span></text:a><text:span text:style-name="T1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4T21:30:55.264000000</meta:creation-date>
    <dc:date>2023-12-04T21:33:23.225000000</dc:date>
    <meta:editing-duration>PT2M28S</meta:editing-duration>
    <meta:editing-cycles>1</meta:editing-cycles>
    <meta:document-statistic meta:table-count="0" meta:image-count="0" meta:object-count="0" meta:page-count="1" meta:paragraph-count="1" meta:word-count="9" meta:character-count="83" meta:non-whitespace-character-count="74"/>
    <meta:generator>LibreOffice/7.0.3.1$Windows_X86_64 LibreOffice_project/d7547858d014d4cf69878db179d326fc3483e082</meta:generator>
  </office:meta>
</office:document-meta>
</file>